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529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723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" style:family="table">
      <style:table-properties style:width="17cm" table:align="margins" fo:background-color="transparent">
        <style:background-image/>
      </style:table-properties>
    </style:style>
    <style:style style:name="Taula2.A" style:family="table-column">
      <style:table-column-properties style:column-width="17cm" style:rel-column-width="65535*"/>
    </style:style>
    <style:style style:name="Taula2.1" style:family="table-row">
      <style:table-row-properties style:min-row-height="9.308cm" fo:background-color="transparent">
        <style:background-image/>
      </style:table-row-properties>
    </style:style>
    <style:style style:name="Taula2.A1" style:family="table-cell">
      <style:table-cell-properties fo:background-color="transparent" fo:padding="0.049cm" fo:border-left="0.05pt solid #000000" fo:border-right="0.05pt solid #000000" fo:border-top="0.05pt solid #000000" fo:border-bottom="none" style:writing-mode="page">
        <style:background-image xlink:href="Pictures/10000000000002000000020065BEFE37CCD98E2F.jpg" xlink:type="simple" xlink:actuate="onLoad" style:position="center center" style:repeat="no-repeat"/>
      </style:table-cell-properties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49cm" fo:border="0.05pt solid #000000" style:writing-mode="page"/>
    </style:style>
    <style:style style:name="Taula3" style:family="table">
      <style:table-properties style:width="17cm" table:align="margins" fo:background-color="transparent" table:border-model="separating">
        <style:background-image/>
      </style:table-properties>
    </style:style>
    <style:style style:name="Taula3.A" style:family="table-column">
      <style:table-column-properties style:column-width="17cm" style:rel-column-width="65535*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padding="0.049cm" fo:border-left="0.05pt solid #000000" fo:border-right="0.05pt solid #000000" fo:border-top="0.05pt solid #000000" fo:border-bottom="none" style:writing-mode="page"/>
    </style:style>
    <style:style style:name="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3a33e3" officeooo:paragraph-rsid="003a33e3" style:font-size-asian="10pt" style:font-weight-asian="bold"/>
    </style:style>
    <style:style style:name="P2" style:family="paragraph" style:parent-style-name="Standard">
      <style:text-properties officeooo:paragraph-rsid="002e1fcc"/>
    </style:style>
    <style:style style:name="P3" style:family="paragraph" style:parent-style-name="Standard">
      <style:paragraph-properties fo:text-align="end" style:justify-single-word="false"/>
      <style:text-properties officeooo:paragraph-rsid="002e1fcc"/>
    </style:style>
    <style:style style:name="P4" style:family="paragraph" style:parent-style-name="Standard">
      <style:paragraph-properties fo:text-align="justify" style:justify-single-word="false" style:snap-to-layout-grid="false"/>
      <style:text-properties officeooo:paragraph-rsid="002c3669"/>
    </style:style>
    <style:style style:name="P5" style:family="paragraph" style:parent-style-name="Standard">
      <style:text-properties officeooo:paragraph-rsid="002c3669"/>
    </style:style>
    <style:style style:name="P6" style:family="paragraph" style:parent-style-name="Standard">
      <style:text-properties style:font-name="Arial1" fo:font-size="14pt" style:text-underline-style="none" fo:font-weight="bold" officeooo:rsid="006924a4" officeooo:paragraph-rsid="006924a4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1" fo:font-size="12pt" style:text-underline-style="none" fo:font-weight="normal" officeooo:rsid="0075a63e" officeooo:paragraph-rsid="0075a63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75a63e" officeooo:paragraph-rsid="0075a63e" style:font-size-asian="12pt" style:font-weight-asian="normal" style:font-size-complex="12pt" style:font-weight-complex="normal"/>
    </style:style>
    <style:style style:name="P9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10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11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12" style:family="paragraph" style:parent-style-name="Text_20_body">
      <style:paragraph-properties fo:text-align="justify" style:justify-single-word="false"/>
      <style:text-properties style:font-name="Arial1" fo:font-size="14pt" style:text-underline-style="none" fo:font-weight="bold" officeooo:rsid="0038b782" officeooo:paragraph-rsid="0038b782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font-name="Arial1" fo:font-size="14pt" fo:language="en" fo:country="US" style:text-underline-style="none" fo:font-weight="bold" officeooo:rsid="006924a4" officeooo:paragraph-rsid="006924a4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Arial1" fo:font-size="14pt" fo:language="en" fo:country="US" style:text-underline-style="none" fo:font-weight="bold" officeooo:rsid="006f967c" officeooo:paragraph-rsid="006f967c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4c1760" officeooo:paragraph-rsid="004c1760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1" style:text-underline-style="none" fo:font-weight="normal" officeooo:rsid="006c0c72" officeooo:paragraph-rsid="006c0c72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Arial1" fo:font-size="12pt" style:text-underline-style="none" fo:font-weight="normal" officeooo:rsid="0059912c" officeooo:paragraph-rsid="0059912c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2pt" style:text-underline-style="none" fo:font-weight="normal" officeooo:rsid="006df5a9" officeooo:paragraph-rsid="006f967c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6924a4" officeooo:paragraph-rsid="006924a4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6924a4" officeooo:paragraph-rsid="006c0c7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6924a4" officeooo:paragraph-rsid="00715f64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6df5a9" officeooo:paragraph-rsid="006df5a9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6f967c" officeooo:paragraph-rsid="006f967c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715f64" officeooo:paragraph-rsid="00715f64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1" fo:font-size="12pt" fo:language="en" fo:country="US" style:text-underline-style="none" fo:font-weight="normal" officeooo:rsid="0076d04a" officeooo:paragraph-rsid="0076d04a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Arial1" fo:language="en" fo:country="US" style:text-underline-style="none" fo:font-weight="normal" officeooo:rsid="0053207d" officeooo:paragraph-rsid="006924a4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Arial1" fo:font-size="6pt" fo:language="en" fo:country="US" style:text-underline-style="none" fo:font-weight="normal" officeooo:rsid="006f967c" officeooo:paragraph-rsid="006f967c" style:font-size-asian="5.25pt" style:font-weight-asian="normal" style:font-size-complex="6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Arial1" fo:font-size="6pt" fo:language="en" fo:country="US" style:text-underline-style="none" fo:font-weight="normal" officeooo:rsid="0076d04a" officeooo:paragraph-rsid="0076d04a" style:font-size-asian="5.25pt" style:font-weight-asian="normal" style:font-size-complex="6pt" style:font-weight-complex="normal"/>
    </style:style>
    <style:style style:name="P29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Arial1" fo:font-size="12pt" fo:language="en" fo:country="US" style:text-underline-style="none" fo:font-weight="normal" officeooo:rsid="006924a4" officeooo:paragraph-rsid="006924a4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font-name="Arial1" fo:font-size="12pt" fo:language="en" fo:country="US" style:text-underline-style="none" fo:font-weight="normal" officeooo:rsid="00715f64" officeooo:paragraph-rsid="00715f64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2pt" fo:language="en" fo:country="US" style:text-underline-style="none" fo:font-weight="normal" officeooo:rsid="006924a4" officeooo:paragraph-rsid="00715f64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2pt" fo:language="en" fo:country="US" style:text-underline-style="none" fo:font-weight="normal" officeooo:rsid="006924a4" officeooo:paragraph-rsid="0072efe3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2pt" fo:language="en" fo:country="US" style:text-underline-style="none" fo:font-weight="normal" officeooo:rsid="00715f64" officeooo:paragraph-rsid="00715f64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2pt" fo:language="en" fo:country="US" style:text-underline-style="none" fo:font-weight="normal" officeooo:rsid="00730362" officeooo:paragraph-rsid="00730362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4pt" style:text-underline-style="none" fo:font-weight="normal" officeooo:rsid="005ab8d7" officeooo:paragraph-rsid="00715f64" fo:background-color="transparent" style:font-size-asian="14pt" style:font-weight-asian="normal" style:font-size-complex="14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Arial1" fo:font-size="9pt" style:font-size-asian="9pt" style:font-size-complex="9pt"/>
    </style:style>
    <style:style style:name="P37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39" style:family="paragraph" style:parent-style-name="Preformatted_20_Text">
      <loext:graphic-properties draw:fill="solid" draw:fill-color="#eeeeee" draw:opacity="100%"/>
      <style:paragraph-properties fo:margin-top="0cm" fo:margin-bottom="0cm" loext:contextual-spacing="false" fo:orphans="2" fo:widows="2" fo:background-color="#eeeeee"/>
    </style:style>
    <style:style style:name="P40" style:family="paragraph" style:parent-style-name="Preformatted_20_Text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41" style:family="paragraph" style:parent-style-name="Preformatted_20_Text">
      <style:paragraph-properties fo:text-align="justify" style:justify-single-word="false"/>
      <style:text-properties style:font-name="Arial1" fo:font-size="14pt" style:font-size-asian="14pt" style:font-size-complex="14pt"/>
    </style:style>
    <style:style style:name="P42" style:family="paragraph" style:parent-style-name="Text_20_body">
      <loext:graphic-properties draw:fill-gradient-name="gradient" draw:fill-hatch-name="hatch"/>
      <style:paragraph-properties fo:margin-top="0cm" fo:margin-bottom="0.049cm" loext:contextual-spacing="false" fo:text-align="justify" style:justify-single-word="false"/>
      <style:text-properties style:font-name="Arial1" fo:font-size="12pt" fo:language="en" fo:country="US" style:text-underline-style="none" fo:font-weight="normal" officeooo:rsid="006924a4" officeooo:paragraph-rsid="0075a63e" style:font-size-asian="12pt" style:font-weight-asian="normal" style:font-size-complex="12pt" style:font-weight-complex="normal"/>
    </style:style>
    <style:style style:name="P43" style:family="paragraph" style:parent-style-name="Text_20_body" style:list-style-name="L1">
      <style:paragraph-properties fo:text-align="justify" style:justify-single-word="false"/>
      <style:text-properties style:font-name="Arial1" style:text-underline-style="none" fo:font-weight="normal" officeooo:rsid="004c1760" officeooo:paragraph-rsid="004c1760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Arial1" fo:font-size="14pt" style:text-underline-style="none" fo:font-weight="bold" officeooo:rsid="0057269e" officeooo:paragraph-rsid="006df5a9" fo:background-color="transparent" style:font-size-asian="14pt" style:font-weight-asian="bold" style:font-size-complex="14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729ec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fo:color="#000000" style:font-name="Arial1" fo:font-size="10pt" style:text-underline-style="none" fo:font-weight="bold" officeooo:rsid="003dd9ef" style:font-size-asian="10pt" style:font-weight-asian="bold" style:font-name-complex="Arial1" style:font-size-complex="10pt" style:font-weight-complex="bold"/>
    </style:style>
    <style:style style:name="T6" style:family="text">
      <style:text-properties style:text-position="super 58%" style:font-name="Arial" fo:font-size="10pt" fo:font-weight="bold" officeooo:rsid="00100393" style:font-size-asian="10pt" style:font-weight-asian="bold" style:font-name-complex="Arial1" style:font-size-complex="10pt" style:font-weight-complex="bold"/>
    </style:style>
    <style:style style:name="T7" style:family="text">
      <style:text-properties officeooo:rsid="004c1760"/>
    </style:style>
    <style:style style:name="T8" style:family="text">
      <style:text-properties officeooo:rsid="0055671a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6924a4" style:font-size-asian="14pt" style:font-weight-asian="bold" style:font-size-complex="14pt" style:font-weight-complex="bold"/>
    </style:style>
    <style:style style:name="T11" style:family="text">
      <style:text-properties officeooo:rsid="006a9bf7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715f64"/>
    </style:style>
    <style:style style:name="T14" style:family="text">
      <style:text-properties officeooo:rsid="006c0c72"/>
    </style:style>
    <style:style style:name="T15" style:family="text">
      <style:text-properties officeooo:rsid="006f967c"/>
    </style:style>
    <style:style style:name="T16" style:family="text">
      <style:text-properties officeooo:rsid="00715f64"/>
    </style:style>
    <style:style style:name="T17" style:family="text">
      <style:text-properties officeooo:rsid="0072efe3"/>
    </style:style>
    <style:style style:name="T18" style:family="text">
      <style:text-properties fo:font-variant="normal" fo:text-transform="none" fo:color="#222222" style:font-name="arial" fo:font-size="9pt" fo:letter-spacing="normal" fo:font-style="normal" fo:font-weight="normal" fo:background-color="#eeeeee" loext:char-shading-value="0" style:font-size-asian="9pt" style:font-size-complex="9pt" loext:padding="0cm" loext:border="none"/>
    </style:style>
    <style:style style:name="T19" style:family="text">
      <style:text-properties fo:font-variant="normal" fo:text-transform="none" fo:color="#222222" style:font-name="arial" fo:font-size="9pt" fo:letter-spacing="normal" fo:background-color="#eeeeee" loext:char-shading-value="0" style:font-size-asian="9pt" style:font-size-complex="9pt" loext:padding="0cm" loext:border="none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6f967c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"><text:span text:style-name="T3">Mòdul </text:span><text:span text:style-name="T5">9 – Programació de serveis i processos</text:span></text:p>
          </table:table-cell>
        </table:table-row>
        <table:table-row table:style-name="Taula1.2">
          <table:table-cell table:style-name="Taula1.A2" office:value-type="string">
            <text:p text:style-name="P4"><text:span text:style-name="T4">2</text:span><text:span text:style-name="T6">n <text:s text:c="2"/></text:span><text:span text:style-name="T3">CFGS Desenvolupament d'Aplicacions Multiplataforma</text:span></text:p>
          </table:table-cell>
        </table:table-row>
      </table:table>
      <text:p text:style-name="P5"/>
      <text:p text:style-name="P5"/>
      <text:p text:style-name="P12">Web <text:span text:style-name="T7">Sockets</text:span></text:p>
      <text:p text:style-name="P15">Un Web Socket és un canal de comunicació entre un servidor i els seus clients en temps real.</text:p>
      <text:p text:style-name="P15">El servidor serà un servei web. </text:p>
      <text:p text:style-name="P15">El client pot ser:</text:p>
      <text:list xml:id="list2312295409" text:style-name="L1">
        <text:list-item>
          <text:p text:style-name="P43"><text:span text:style-name="T8">U</text:span>n browser (la majoria de browsers en les versions actuals suporten web sockets de manera nadiua).</text:p>
        </text:list-item>
        <text:list-item>
          <text:p text:style-name="P43">Una aplicació d’usuari (d’escriptori (de consola o gràfica) o bé de mòbil, ...)</text:p>
        </text:list-item>
      </text:list>
      <text:p text:style-name="P44"/>
      <text:p text:style-name="P44">Web Sockets. Part pràctica a realitzar (Pt1)</text:p>
      <text:p text:style-name="P16">Farem les dues parts d’un web socket (server i client) de manera progressiva.</text:p>
      <text:p text:style-name="P15"/>
      <text:p text:style-name="P6">Versió 0</text:p>
      <text:p text:style-name="P6"/>
      <text:p text:style-name="P18"><text:span text:style-name="T21">Car crear aplicacions tant per al server com per al client, </text:span><text:span text:style-name="T22">utilitzant el codi d’aquesta web:</text:span></text:p>
      <text:p text:style-name="P26"><text:a xlink:type="simple" xlink:href="https://www.tabsoverspaces.com/233883-simple-websocket-client-and-server-application-using-dotnet" text:style-name="Internet_20_link" text:visited-style-name="Visited_20_Internet_20_Link"><text:span text:style-name="T20">https://www.tabsoverspaces.com/233883-simple-websocket-client-and-server-application-using-dotnet</text:span></text:a></text:p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40"><text:span text:style-name="Source_20_Text"><text:span text:style-name="T18">Console.Title = "Server";</text:span></text:span></text:p>
            <text:p text:style-name="P39"><text:span text:style-name="Source_20_Text"><text:span text:style-name="T18">var builder = WebApplication.CreateBuilder();</text:span></text:span></text:p>
            <text:p text:style-name="P39"><text:span text:style-name="Source_20_Text"><text:span text:style-name="T18">builder.WebHost.UseUrls("http://localhost:6666");</text:span></text:span></text:p>
            <text:p text:style-name="P39"><text:span text:style-name="Source_20_Text"><text:span text:style-name="T18">var app = builder.Build();</text:span></text:span></text:p>
            <text:p text:style-name="P39"><text:span text:style-name="Source_20_Text"><text:span text:style-name="T18">app.UseWebSockets();</text:span></text:span></text:p>
            <text:p text:style-name="P39"><text:span text:style-name="Source_20_Text"><text:span text:style-name="T18">app.Map("/ws", async context =&gt;</text:span></text:span></text:p>
            <text:p text:style-name="P39"><text:span text:style-name="Source_20_Text"><text:span text:style-name="T18">{</text:span></text:span></text:p>
            <text:p text:style-name="P39"><text:span text:style-name="Source_20_Text"><text:span text:style-name="T19"><text:s text:c="4"/></text:span></text:span><text:span text:style-name="Source_20_Text"><text:span text:style-name="T18">if (context.WebSockets.IsWebSocketRequest)</text:span></text:span></text:p>
            <text:p text:style-name="P39"><text:span text:style-name="Source_20_Text"><text:span text:style-name="T19"><text:s text:c="4"/></text:span></text:span><text:span text:style-name="Source_20_Text"><text:span text:style-name="T18">{</text:span></text:span></text:p>
            <text:p text:style-name="P39"><text:span text:style-name="Source_20_Text"><text:span text:style-name="T19"><text:s text:c="8"/></text:span></text:span><text:span text:style-name="Source_20_Text"><text:span text:style-name="T18">using (var webSocket = await context.WebSockets.AcceptWebSocketAsync())</text:span></text:span></text:p>
            <text:p text:style-name="P39"><text:span text:style-name="Source_20_Text"><text:span text:style-name="T19"><text:s text:c="8"/></text:span></text:span><text:span text:style-name="Source_20_Text"><text:span text:style-name="T18">{</text:span></text:span></text:p>
            <text:p text:style-name="P39"><text:span text:style-name="Source_20_Text"><text:span text:style-name="T19"><text:s text:c="12"/></text:span></text:span><text:span text:style-name="Source_20_Text"><text:span text:style-name="T18">while (true)</text:span></text:span></text:p>
            <text:p text:style-name="P39"><text:span text:style-name="Source_20_Text"><text:span text:style-name="T19"><text:s text:c="12"/></text:span></text:span><text:span text:style-name="Source_20_Text"><text:span text:style-name="T18">{</text:span></text:span></text:p>
            <text:p text:style-name="P39"><text:span text:style-name="Source_20_Text"><text:span text:style-name="T19"><text:s text:c="16"/></text:span></text:span><text:span text:style-name="Source_20_Text"><text:span text:style-name="T18">await webSocket.SendAsync(Encoding.ASCII.GetBytes($"Test - {DateTime.Now}"), WebSocketMessageType.Text, true, CancellationToken.None);</text:span></text:span></text:p>
            <text:p text:style-name="P39"><text:span text:style-name="Source_20_Text"><text:span text:style-name="T19"><text:s text:c="16"/></text:span></text:span><text:span text:style-name="Source_20_Text"><text:span text:style-name="T18">await Task.Delay(1000);</text:span></text:span></text:p>
            <text:p text:style-name="P39"><text:span text:style-name="Source_20_Text"><text:span text:style-name="T19"><text:s text:c="12"/></text:span></text:span><text:span text:style-name="Source_20_Text"><text:span text:style-name="T18">}</text:span></text:span></text:p>
            <text:p text:style-name="P39"><text:span text:style-name="Source_20_Text"><text:span text:style-name="T19"><text:s text:c="8"/></text:span></text:span><text:span text:style-name="Source_20_Text"><text:span text:style-name="T18">}</text:span></text:span></text:p>
            <text:p text:style-name="P39"><text:span text:style-name="Source_20_Text"><text:span text:style-name="T19"><text:s text:c="4"/></text:span></text:span><text:span text:style-name="Source_20_Text"><text:span text:style-name="T18">}</text:span></text:span></text:p>
            <text:p text:style-name="P39"><text:span text:style-name="Source_20_Text"><text:span text:style-name="T19"><text:s text:c="4"/></text:span></text:span><text:span text:style-name="Source_20_Text"><text:span text:style-name="T18">else</text:span></text:span></text:p>
            <text:p text:style-name="P39"><text:span text:style-name="Source_20_Text"><text:span text:style-name="T19"><text:s text:c="4"/></text:span></text:span><text:span text:style-name="Source_20_Text"><text:span text:style-name="T18">{</text:span></text:span></text:p>
            <text:p text:style-name="P39"><text:span text:style-name="Source_20_Text"><text:span text:style-name="T19"><text:s text:c="8"/></text:span></text:span><text:span text:style-name="Source_20_Text"><text:span text:style-name="T18">context.Response.StatusCode = (int)HttpStatusCode.BadRequest;</text:span></text:span></text:p>
            <text:p text:style-name="P39"><text:span text:style-name="Source_20_Text"><text:span text:style-name="T19"><text:s text:c="4"/></text:span></text:span><text:span text:style-name="Source_20_Text"><text:span text:style-name="T18">}</text:span></text:span></text:p>
            <text:p text:style-name="P39"><text:span text:style-name="Source_20_Text"><text:span text:style-name="T18">});</text:span></text:span></text:p>
            <text:p text:style-name="P39"><text:span text:style-name="Source_20_Text"><text:span text:style-name="T18">await app.RunAsync();</text:span></text:span></text:p>
            <text:p text:style-name="P37"/>
          </table:table-cell>
        </table:table-row>
      </table:table>
      <text:p text:style-name="P22"/>
      <table:table table:name="Taula4" table:style-name="Taula4">
        <table:table-column table:style-name="Taula4.A"/>
        <text:soft-page-break/>
        <table:table-row table:style-name="TableLine94277687649696">
          <table:table-cell table:style-name="Taula4.A1" office:value-type="string">
            <text:p text:style-name="P41"><text:span text:style-name="Source_20_Text"><text:span text:style-name="T18">Console.Title = "Client";</text:span></text:span></text:p>
            <text:p text:style-name="P39"><text:span text:style-name="Source_20_Text"><text:span text:style-name="T18">using (var ws = new ClientWebSocket())</text:span></text:span></text:p>
            <text:p text:style-name="P39"><text:span text:style-name="Source_20_Text"><text:span text:style-name="T18">{</text:span></text:span></text:p>
            <text:p text:style-name="P39"><text:span text:style-name="Source_20_Text"><text:span text:style-name="T19"><text:s text:c="4"/></text:span></text:span><text:span text:style-name="Source_20_Text"><text:span text:style-name="T18">await ws.ConnectAsync(new Uri("ws://localhost:6666/ws"), CancellationToken.None);</text:span></text:span></text:p>
            <text:p text:style-name="P39"><text:span text:style-name="Source_20_Text"><text:span text:style-name="T19"><text:s text:c="4"/></text:span></text:span><text:span text:style-name="Source_20_Text"><text:span text:style-name="T18">var buffer = new byte[256];</text:span></text:span></text:p>
            <text:p text:style-name="P39"><text:span text:style-name="Source_20_Text"><text:span text:style-name="T19"><text:s text:c="4"/></text:span></text:span><text:span text:style-name="Source_20_Text"><text:span text:style-name="T18">while (ws.State == WebSocketState.Open)</text:span></text:span></text:p>
            <text:p text:style-name="P39"><text:span text:style-name="Source_20_Text"><text:span text:style-name="T19"><text:s text:c="4"/></text:span></text:span><text:span text:style-name="Source_20_Text"><text:span text:style-name="T18">{</text:span></text:span></text:p>
            <text:p text:style-name="P39"><text:span text:style-name="Source_20_Text"><text:span text:style-name="T19"><text:s text:c="8"/></text:span></text:span><text:span text:style-name="Source_20_Text"><text:span text:style-name="T18">var result = await ws.ReceiveAsync(buffer, CancellationToken.None);</text:span></text:span></text:p>
            <text:p text:style-name="P39"><text:span text:style-name="Source_20_Text"><text:span text:style-name="T19"><text:s text:c="8"/></text:span></text:span><text:span text:style-name="Source_20_Text"><text:span text:style-name="T18">if (result.MessageType == WebSocketMessageType.Close)</text:span></text:span></text:p>
            <text:p text:style-name="P39"><text:span text:style-name="Source_20_Text"><text:span text:style-name="T19"><text:s text:c="8"/></text:span></text:span><text:span text:style-name="Source_20_Text"><text:span text:style-name="T18">{</text:span></text:span></text:p>
            <text:p text:style-name="P39"><text:span text:style-name="Source_20_Text"><text:span text:style-name="T19"><text:s text:c="12"/></text:span></text:span><text:span text:style-name="Source_20_Text"><text:span text:style-name="T18">await ws.CloseAsync(WebSocketCloseStatus.NormalClosure, null, CancellationToken.None);</text:span></text:span></text:p>
            <text:p text:style-name="P39"><text:span text:style-name="Source_20_Text"><text:span text:style-name="T19"><text:s text:c="8"/></text:span></text:span><text:span text:style-name="Source_20_Text"><text:span text:style-name="T18">}</text:span></text:span></text:p>
            <text:p text:style-name="P39"><text:span text:style-name="Source_20_Text"><text:span text:style-name="T19"><text:s text:c="8"/></text:span></text:span><text:span text:style-name="Source_20_Text"><text:span text:style-name="T18">else</text:span></text:span></text:p>
            <text:p text:style-name="P39"><text:span text:style-name="Source_20_Text"><text:span text:style-name="T19"><text:s text:c="8"/></text:span></text:span><text:span text:style-name="Source_20_Text"><text:span text:style-name="T18">{</text:span></text:span></text:p>
            <text:p text:style-name="P39"><text:span text:style-name="Source_20_Text"><text:span text:style-name="T19"><text:s text:c="12"/></text:span></text:span><text:span text:style-name="Source_20_Text"><text:span text:style-name="T18">Console.WriteLine(Encoding.ASCII.GetString(buffer, 0, result.Count));</text:span></text:span></text:p>
            <text:p text:style-name="P39"><text:span text:style-name="Source_20_Text"><text:span text:style-name="T19"><text:s text:c="8"/></text:span></text:span><text:span text:style-name="Source_20_Text"><text:span text:style-name="T18">}</text:span></text:span></text:p>
            <text:p text:style-name="P39"><text:span text:style-name="Source_20_Text"><text:span text:style-name="T19"><text:s text:c="4"/></text:span></text:span><text:span text:style-name="Source_20_Text"><text:span text:style-name="T18">}</text:span></text:span></text:p>
            <text:p text:style-name="P39"><text:span text:style-name="Source_20_Text"><text:span text:style-name="T18">}</text:span></text:span></text:p>
            <text:p text:style-name="P38"/>
          </table:table-cell>
        </table:table-row>
      </table:table>
      <text:p text:style-name="P7"/>
      <text:p text:style-name="P7">El server ha de ser un ASP.NET Core Empty.</text:p>
      <text:p text:style-name="P8">El client, una aplicació de cònsola</text:p>
      <text:p text:style-name="P14"/>
      <text:p text:style-name="P14">Versió 1</text:p>
      <text:p text:style-name="P23"><text:span text:style-name="T12">server</text:span>: mantindrem el de la versió 0</text:p>
      <text:p text:style-name="P23"><text:span text:style-name="T12">client</text:span>: el substituirem per:</text:p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36">using System.Net.WebSockets;</text:p>
            <text:p text:style-name="P36">using System.Text;</text:p>
            <text:p text:style-name="P36">using System.Threading;</text:p>
            <text:p text:style-name="P36">using System.Threading.Tasks;</text:p>
            <text:p text:style-name="P36"/>
            <text:p text:style-name="P36">namespace WebSocConsClient</text:p>
            <text:p text:style-name="P36">{</text:p>
            <text:p text:style-name="P36"><text:s text:c="4"/>class Program</text:p>
            <text:p text:style-name="P36"><text:s text:c="4"/>{</text:p>
            <text:p text:style-name="P36"><text:s text:c="8"/>static void Main(string[] args)</text:p>
            <text:p text:style-name="P36"><text:s text:c="8"/>{</text:p>
            <text:p text:style-name="P36"><text:s text:c="12"/>new Program().Start().Wait();</text:p>
            <text:p text:style-name="P36"><text:s text:c="8"/>}</text:p>
            <text:p text:style-name="P36"/>
            <text:p text:style-name="P36"><text:s text:c="8"/>public async Task Start()</text:p>
            <text:p text:style-name="P36"><text:s text:c="8"/>{</text:p>
            <text:p text:style-name="P36"><text:s text:c="12"/>Console.Title = "Client";</text:p>
            <text:p text:style-name="P36"/>
            <text:p text:style-name="P36"><text:s text:c="12"/>Console.Write("Connectant....");</text:p>
            <text:p text:style-name="P36"><text:s text:c="12"/>var cts = new CancellationTokenSource();</text:p>
            <text:p text:style-name="P36"><text:s text:c="12"/>var socket = new ClientWebSocket();</text:p>
            <text:p text:style-name="P36"/>
            <text:p text:style-name="P36"><text:s text:c="12"/>string wsUri = "ws://localhost:6666/ws";</text:p>
            <text:p text:style-name="P36"><text:s text:c="12"/>await socket.ConnectAsync(new Uri(wsUri), cts.Token);</text:p>
            <text:p text:style-name="P36"><text:s text:c="12"/>Console.WriteLine(socket.State);</text:p>
            <text:p text:style-name="P36"><text:s text:c="12"/></text:p>
            <text:p text:style-name="P36"><text:s text:c="12"/>var buffer = new byte[256];</text:p>
            <text:p text:style-name="P36"><text:s text:c="12"/>if (socket.State == WebSocketState.Open)</text:p>
            <text:p text:style-name="P36"><text:s text:c="12"/>{</text:p>
            <text:p text:style-name="P36"><text:s text:c="16"/>await Task.Factory.StartNew(</text:p>
            <text:p text:style-name="P36"><text:s text:c="20"/>async () =&gt;</text:p>
            <text:p text:style-name="P36"><text:s text:c="20"/>{</text:p>
            <text:p text:style-name="P36"><text:s text:c="24"/>var rcvBytes = new byte[256];</text:p>
            <text:p text:style-name="P36"><text:s text:c="24"/>var rcvBuffer = new ArraySegment&lt;byte&gt;(rcvBytes);</text:p>
            <text:p text:style-name="P36"><text:soft-page-break/><text:s text:c="24"/>while (true)</text:p>
            <text:p text:style-name="P36"><text:s text:c="24"/>{</text:p>
            <text:p text:style-name="P36"><text:s text:c="28"/>WebSocketReceiveResult rcvResult = await socket.ReceiveAsync(rcvBuffer, cts.Token);</text:p>
            <text:p text:style-name="P36"><text:s text:c="28"/>if (rcvResult.MessageType == WebSocketMessageType.Close)</text:p>
            <text:p text:style-name="P36"><text:s text:c="28"/>{</text:p>
            <text:p text:style-name="P36"><text:s text:c="32"/>await socket.CloseAsync(WebSocketCloseStatus.NormalClosure, null, CancellationToken.None);</text:p>
            <text:p text:style-name="P36"><text:s text:c="28"/>}</text:p>
            <text:p text:style-name="P36"><text:s text:c="28"/>else</text:p>
            <text:p text:style-name="P36"><text:s text:c="28"/>{</text:p>
            <text:p text:style-name="P36"><text:s text:c="32"/>byte[] msgBytes = rcvBuffer.Skip(rcvBuffer.Offset).Take(rcvResult.Count).ToArray();</text:p>
            <text:p text:style-name="P36"><text:s text:c="32"/>string rcvMsg = Encoding.<text:span text:style-name="T15">ASCII</text:span>.GetString(msgBytes);</text:p>
            <text:p text:style-name="P36"><text:s text:c="32"/>Console.WriteLine(rcvMsg);</text:p>
            <text:p text:style-name="P36"><text:s text:c="28"/>}</text:p>
            <text:p text:style-name="P36"><text:s text:c="24"/>}</text:p>
            <text:p text:style-name="P36"><text:s text:c="20"/>}, cts.Token, TaskCreationOptions.LongRunning, TaskScheduler.Default);</text:p>
            <text:p text:style-name="P36"/>
            <text:p text:style-name="P36"><text:s text:c="16"/>while (true)</text:p>
            <text:p text:style-name="P36"><text:s text:c="16"/>{</text:p>
            <text:p text:style-name="P36"><text:s text:c="20"/>string? missatge = Console.ReadLine();</text:p>
            <text:p text:style-name="P36"><text:s text:c="20"/>if (missatge == "Adeu")</text:p>
            <text:p text:style-name="P36"><text:s text:c="20"/>{</text:p>
            <text:p text:style-name="P36"><text:s text:c="24"/>cts.Cancel();</text:p>
            <text:p text:style-name="P36"><text:s text:c="24"/>return;</text:p>
            <text:p text:style-name="P36"><text:s text:c="20"/>}</text:p>
            <text:p text:style-name="P36"><text:s text:c="20"/>byte[] sendBytes = Encoding.<text:span text:style-name="T15">ASCII</text:span>.GetBytes(missatge);</text:p>
            <text:p text:style-name="P36"><text:s text:c="20"/>var sendBuffer = new ArraySegment&lt;byte&gt;(sendBytes);</text:p>
            <text:p text:style-name="P36"><text:s text:c="20"/>await socket.SendAsync(sendBuffer, WebSocketMessageType.Text, endOfMessage: true, cancellationToken: cts.Token);</text:p>
            <text:p text:style-name="P36"><text:s text:c="16"/>}</text:p>
            <text:p text:style-name="P36"><text:s text:c="12"/>}</text:p>
            <text:p text:style-name="P36"><text:s text:c="8"/>}</text:p>
            <text:p text:style-name="P36"><text:s text:c="4"/>}</text:p>
            <text:p text:style-name="P36">}</text:p>
          </table:table-cell>
        </table:table-row>
      </table:table>
      <text:p text:style-name="P27"/>
      <text:p text:style-name="P23">Com es pot veure, tindrem una tasca per a rebre dades i una per a enviar-ne, funcionant en paral·lel.</text:p>
      <text:p text:style-name="P23">Per desconnectar el client, podem introduir la paraula “Adeu” com a única paraula d’una nova línia.</text:p>
      <text:p text:style-name="P25">Però de moment, com que el servidor no en fa cas, això no tindrà efecte.</text:p>
      <text:p text:style-name="P28"/>
      <text:p text:style-name="P13">Versió <text:span text:style-name="T15">2</text:span></text:p>
      <text:p text:style-name="P19"><text:span text:style-name="T12">server</text:span>: mantindrem el de la versió 0 amb unes petites modificacions: </text:p>
      <text:p text:style-name="P20"><text:tab/><text:span text:style-name="T14">a) canviem ASCII per UTF8 en la codificació de bytes</text:span></text:p>
      <text:p text:style-name="P42"><text:tab/><text:span text:style-name="T14">b</text:span>) Ha d’acceptar el nom de l’usuari que es connecta. <text:tab/></text:p>
      <text:p text:style-name="P42"><text:tab/><text:tab/>Pista: context és un HttpContext</text:p>
      <text:p text:style-name="P29"><text:span text:style-name="T14">c</text:span>) <text:span text:style-name="T11">Ha de saludar (“Hola, x!”, on x és el nom rebut del client que es connecta</text:span><text:span text:style-name="T14">)</text:span><text:span text:style-name="T11">. Posteriorment, continuar fent el mateix que ara.</text:span></text:p>
      <text:p text:style-name="P20"><text:span text:style-name="T12">client</text:span>; </text:p>
      <text:p text:style-name="P20"><text:tab/><text:span text:style-name="T14">a) canviem ASCII per UTF8 en la codificació de bytes</text:span> </text:p>
      <text:p text:style-name="P29"><text:span text:style-name="T14">b) </text:span>Abans de connectar, demanar el nom de l’usuari <text:span text:style-name="T11">i</text:span> connectar al server passant-li aquest nom</text:p>
      <text:p text:style-name="P29"><text:soft-page-break/></text:p>
      <text:p text:style-name="P33"><text:span text:style-name="T10">Versió </text:span><text:span text:style-name="T9">3 i següents</text:span></text:p>
      <text:p text:style-name="P31"><text:span text:style-name="T13">c</text:span><text:span text:style-name="T12">lient:</text:span> <text:span text:style-name="T16">No li farem modificacions</text:span></text:p>
      <text:p text:style-name="P33"><text:span text:style-name="T12">server</text:span>: Anirem fent-li modificacions successives</text:p>
      <text:p text:style-name="P33"/>
      <text:p text:style-name="P33"/>
      <text:p text:style-name="P33"><text:span text:style-name="T10">Versió </text:span><text:span text:style-name="T9">3 (server)</text:span></text:p>
      <text:p text:style-name="P21"><text:tab/><text:span text:style-name="T14">a) </text:span><text:span text:style-name="T16">No ha d’enviar l’hora</text:span></text:p>
      <text:p text:style-name="P30">b) al client que envia alguna cosa, li ha de fer un echo del que s’ha rebut des d’aquest client</text:p>
      <text:p text:style-name="P21"/>
      <text:p text:style-name="P33"><text:span text:style-name="T10">Versió </text:span><text:span text:style-name="T9">4 (server)</text:span></text:p>
      <text:p text:style-name="P24">a) <text:s/>En comptes de fer un echo al client que envia alguna cosa (punt 3b), s’ha de fer un broadcast a tots els clients connectats, anteposant el nom del client que envia el missatge davant d’aquest missatge</text:p>
      <text:p text:style-name="P24">(si el client “Pere” envia “hola!”, cal que el servidor envii a tots els clients “Pere: <text:s/>hola!”)</text:p>
      <text:p text:style-name="P24"/>
      <text:p text:style-name="P33"><text:span text:style-name="T10">Versió </text:span><text:span text:style-name="T9">5 (server)</text:span></text:p>
      <text:p text:style-name="P32"><text:span text:style-name="T16">a) <text:s/>Per a alguns missatges específics, si el client x envia un missatge y, ha de respondre-li a x o ha de fer un broadcast a tots. Cal </text:span><text:span text:style-name="T17">establir</text:span><text:span text:style-name="T16"> un</text:span><text:span text:style-name="T17">es paraules reservades </text:span><text:span text:style-name="T16">per als missatges amb significat especial</text:span></text:p>
      <text:p text:style-name="P34">Exemples de “preguntes” a enviar al server: <text:s/>data/hora, usuaris connectats, ...</text:p>
      <text:p text:style-name="P31"/>
      <text:p text:style-name="P3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number:date-style style:name="N2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2cm" fo:margin-left="0cm" table:align="left" style:writing-mode="lr-tb"/>
    </style:style>
    <style:style style:name="Taula15.A" style:family="table-column">
      <style:table-column-properties style:column-width="8.996cm"/>
    </style:style>
    <style:style style:name="Taula15.B" style:family="table-column">
      <style:table-column-properties style:column-width="8.006cm"/>
    </style:style>
    <style:style style:name="Taula15.1" style:family="table-row">
      <style:table-row-properties style:min-row-height="0.794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style:text-underline-style="none" fo:font-weight="bold" officeooo:rsid="003a33e3" officeooo:paragraph-rsid="003a33e3" style:font-size-asian="10pt" style:font-weight-asian="bold"/>
    </style:style>
    <style:style style:name="MP2" style:family="paragraph" style:parent-style-name="Standard">
      <style:text-properties officeooo:paragraph-rsid="002e1fcc"/>
    </style:style>
    <style:style style:name="MP3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4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5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6" style:family="paragraph" style:parent-style-name="Standard">
      <style:paragraph-properties fo:text-align="end" style:justify-single-word="false"/>
      <style:text-properties officeooo:paragraph-rsid="002e1fcc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1729ec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76cm" fo:margin-bottom="0.59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24cm" fo:margin-left="0cm" fo:margin-right="0cm" fo:margin-bottom="0.499cm" style:dynamic-spacing="false"/>
      </style:header-style>
      <style:footer-style>
        <style:header-footer-properties svg:height="1.49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MP1"><draw:frame draw:style-name="Mfr1" draw:name="Imagen 55" text:anchor-type="char" svg:x="-0.093cm" svg:y="-0.728cm" svg:width="6.72cm" svg:height="1.131cm" draw:z-index="7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1cm" svg:y="-0.568cm" svg:width="4.076cm" svg:height="0.988cm" draw:z-index="3"><draw:image xlink:href="Pictures/10000201000001B7000000712E6E989A7C7C6CD9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3"><text:span text:style-name="MT1">Nom arxiu: </text:span><text:span text:style-name="MT1"><text:file-name text:display="name-and-extension">EDDAM_ACT_2223_M9_UF3_WebSockets.odt</text:file-name></text:span></text:p>
              <text:p text:style-name="MP4">Elaborat: <text:s/><text:span text:style-name="MT2">Miquel Altayó</text:span></text:p>
            </table:table-cell>
            <table:table-cell table:style-name="Taula15.A1" office:value-type="string">
              <text:p text:style-name="MP5"><text:span text:style-name="MT1">Data: </text:span><text:span text:style-name="MT1"><text:date style:data-style-name="N34" text:date-value="2022-11-09T18:41:45.355854844">novembre</text:date></text:span><text:span text:style-name="MT1"><text:s/></text:span><text:span text:style-name="MT1"><text:date style:data-style-name="N104" text:date-value="2022-11-09T18:41:45.356014519">2022</text:date></text:span></text:p>
              <text:p text:style-name="MP6"><text:span text:style-name="MT1">Pà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q </meta:initial-creator>
    <meta:creation-date>2014-09-24T09:05:51.882548463</meta:creation-date>
    <dc:date>2022-11-09T18:41:45.264880666</dc:date>
    <meta:editing-duration>PT10H17M5S</meta:editing-duration>
    <meta:editing-cycles>62</meta:editing-cycles>
    <meta:generator>LibreOffice/6.4.7.2$Linux_X86_64 LibreOffice_project/40$Build-2</meta:generator>
    <meta:document-statistic meta:table-count="5" meta:image-count="2" meta:object-count="0" meta:page-count="4" meta:paragraph-count="149" meta:word-count="691" meta:character-count="6371" meta:non-whitespace-character-count="4614"/>
  </office:meta>
</office:document-meta>
</file>